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6737" officeooo:paragraph-rsid="000167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mlkfcjmz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0:06:53.855641291</meta:creation-date>
    <dc:date>2017-09-20T10:07:58.745359524</dc:date>
    <meta:editing-duration>PT1M5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5.1.4.2$Linux_X86_64 LibreOffice_project/10m0$Build-2</meta:generator>
  </office:meta>
</office:document-meta>
</file>